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aab04" officeooo:paragraph-rsid="001e4306"/>
    </style:style>
    <style:style style:name="P4" style:family="paragraph" style:parent-style-name="Standard">
      <style:text-properties officeooo:rsid="001aab04" officeooo:paragraph-rsid="0020eb27"/>
    </style:style>
    <style:style style:name="P5" style:family="paragraph" style:parent-style-name="Standard">
      <style:text-properties officeooo:rsid="001aab04" officeooo:paragraph-rsid="002141af"/>
    </style:style>
    <style:style style:name="P6" style:family="paragraph" style:parent-style-name="Standard">
      <style:text-properties officeooo:rsid="001aab04" officeooo:paragraph-rsid="00223b01"/>
    </style:style>
    <style:style style:name="P7" style:family="paragraph" style:parent-style-name="Standard">
      <style:text-properties officeooo:rsid="001e4306" officeooo:paragraph-rsid="001e4306"/>
    </style:style>
    <style:style style:name="P8" style:family="paragraph" style:parent-style-name="Standard">
      <style:text-properties officeooo:rsid="001e4306" officeooo:paragraph-rsid="0020eb27"/>
    </style:style>
    <style:style style:name="P9" style:family="paragraph" style:parent-style-name="Standard">
      <style:text-properties officeooo:rsid="0020eb27" officeooo:paragraph-rsid="0020eb27" fo:background-color="#ff99ff"/>
    </style:style>
    <style:style style:name="P10" style:family="paragraph" style:parent-style-name="Standard">
      <style:text-properties officeooo:rsid="001db515" officeooo:paragraph-rsid="002141af"/>
    </style:style>
    <style:style style:name="P11" style:family="paragraph" style:parent-style-name="Standard">
      <style:text-properties officeooo:rsid="00223b01" officeooo:paragraph-rsid="00223b01"/>
    </style:style>
    <style:style style:name="P12" style:family="paragraph" style:parent-style-name="Standard">
      <style:text-properties officeooo:rsid="00223b01" officeooo:paragraph-rsid="00231a45"/>
    </style:style>
    <style:style style:name="P13" style:family="paragraph" style:parent-style-name="Standard">
      <style:text-properties officeooo:rsid="002141af" officeooo:paragraph-rsid="00223b01" fo:background-color="#ffff00"/>
    </style:style>
    <style:style style:name="P14" style:family="paragraph" style:parent-style-name="Standard">
      <style:text-properties officeooo:rsid="00223b01" officeooo:paragraph-rsid="00223b01" fo:background-color="transparent"/>
    </style:style>
    <style:style style:name="P15" style:family="paragraph" style:parent-style-name="Standard">
      <style:text-properties officeooo:rsid="00223b01" officeooo:paragraph-rsid="00223b01" fo:background-color="#fecf6b"/>
    </style:style>
    <style:style style:name="P16" style:family="paragraph" style:parent-style-name="Standard">
      <style:text-properties officeooo:rsid="00223b01" officeooo:paragraph-rsid="00231a45" fo:background-color="#fecf6b"/>
    </style:style>
    <style:style style:name="P17" style:family="paragraph" style:parent-style-name="Standard">
      <style:text-properties officeooo:rsid="0023d7d0" officeooo:paragraph-rsid="00231a45" fo:background-color="#fecf6b"/>
    </style:style>
    <style:style style:name="T1" style:family="text">
      <style:text-properties officeooo:rsid="002141af" fo:background-color="#ffff00" loext:char-shading-value="0"/>
    </style:style>
    <style:style style:name="T2" style:family="text">
      <style:text-properties officeooo:rsid="00223b01" fo:background-color="#ffff00" loext:char-shading-value="0"/>
    </style:style>
    <style:style style:name="T3" style:family="text">
      <style:text-properties fo:background-color="#ffff99" loext:char-shading-value="0"/>
    </style:style>
    <style:style style:name="T4" style:family="text">
      <style:text-properties officeooo:rsid="0020eb27" fo:background-color="#ffff99" loext:char-shading-value="0"/>
    </style:style>
    <style:style style:name="T5" style:family="text">
      <style:text-properties officeooo:rsid="002141af" fo:background-color="#ffff99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e4306" fo:background-color="transparent" loext:char-shading-value="0"/>
    </style:style>
    <style:style style:name="T8" style:family="text">
      <style:text-properties officeooo:rsid="0020eb27" fo:background-color="transparent" loext:char-shading-value="0"/>
    </style:style>
    <style:style style:name="T9" style:family="text">
      <style:text-properties officeooo:rsid="00223b01" fo:background-color="transparent" loext:char-shading-value="0"/>
    </style:style>
    <style:style style:name="T10" style:family="text">
      <style:text-properties officeooo:rsid="002141af" fo:background-color="transparent" loext:char-shading-value="0"/>
    </style:style>
    <style:style style:name="T11" style:family="text">
      <style:text-properties officeooo:rsid="00231a45" fo:background-color="transparent" loext:char-shading-value="0"/>
    </style:style>
    <style:style style:name="T12" style:family="text">
      <style:text-properties officeooo:rsid="0020eb27"/>
    </style:style>
    <style:style style:name="T13" style:family="text">
      <style:text-properties officeooo:rsid="0020eb27" fo:background-color="#ff99ff" loext:char-shading-value="0"/>
    </style:style>
    <style:style style:name="T14" style:family="text">
      <style:text-properties officeooo:rsid="001e4306" fo:background-color="#ff99ff" loext:char-shading-value="0"/>
    </style:style>
    <style:style style:name="T15" style:family="text">
      <style:text-properties officeooo:rsid="001e4306"/>
    </style:style>
    <style:style style:name="T16" style:family="text">
      <style:text-properties officeooo:rsid="002141af"/>
    </style:style>
    <style:style style:name="T17" style:family="text">
      <style:text-properties officeooo:rsid="00223b01"/>
    </style:style>
    <style:style style:name="T18" style:family="text">
      <style:text-properties fo:background-color="#fecf6b" loext:char-shading-value="0"/>
    </style:style>
    <style:style style:name="T19" style:family="text">
      <style:text-properties officeooo:rsid="00223b01" fo:background-color="#fecf6b" loext:char-shading-value="0"/>
    </style:style>
    <style:style style:name="T20" style:family="text">
      <style:text-properties officeooo:rsid="00231a45" fo:background-color="#fecf6b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IT TAKES TWO </text:span><text:s/>BLOCKING <text:span text:style-name="T12">(p67)</text:span></text:p>
      <text:p text:style-name="P2"/>
      <text:p text:style-name="P7">[ <text:span text:style-name="T12">Baker’s Wife: SL, raises hand to Baker, palm up </text:span>] <text:span text:style-name="T13">you’ve changed,</text:span></text:p>
      <text:p text:style-name="P3"/>
      <text:p text:style-name="P4"><text:span text:style-name="T15">[ Baker’s Wife: SL, clench right fist ] </text:span><text:span text:style-name="T13">you’re daring,</text:span></text:p>
      <text:p text:style-name="P9"/>
      <text:p text:style-name="P4"><text:span text:style-name="T7">[ Baker’s Wife: SL, </text:span><text:span text:style-name="T8">both hands to heart ]</text:span><text:span text:style-name="T7"> ]</text:span><text:span text:style-name="T14"> </text:span><text:span text:style-name="T13">you’re different in the woods,\</text:span></text:p>
      <text:p text:style-name="P9"/>
      <text:p text:style-name="P8">[ <text:span text:style-name="T12">Baker’s Wife: SL, raises hand to Baker, palm up </text:span>] <text:span text:style-name="T13">More sure</text:span></text:p>
      <text:p text:style-name="P4"/>
      <text:p text:style-name="P4"><text:span text:style-name="T15">[ Baker’s Wife: SL, two arms up ] </text:span><text:span text:style-name="T13">more sharing</text:span></text:p>
      <text:p text:style-name="P9"/>
      <text:p text:style-name="P4"><text:span text:style-name="T7">[ Baker’s Wife: SL, </text:span><text:span text:style-name="T8">arms slightly wider ]</text:span><text:span text:style-name="T7"> ]</text:span><text:span text:style-name="T14"> </text:span><text:span text:style-name="T13">you’re getting us through the woods,</text:span></text:p>
      <text:p text:style-name="P9"/>
      <text:p text:style-name="P8">[ <text:span text:style-name="T12">Baker’s Wife: SL, both palms up in front of waist </text:span>] <text:span text:style-name="T13">If you, could see</text:span></text:p>
      <text:p text:style-name="P4"/>
      <text:p text:style-name="P4"><text:span text:style-name="T15">[ Baker’s Wife: SL, both hands to heart again ] </text:span><text:span text:style-name="T13">you’re not the man who started, and much more open-hearted, than I knew, you to be</text:span></text:p>
      <text:p text:style-name="P9"/>
      <text:p text:style-name="P9"/>
      <text:p text:style-name="P4">[ <text:span text:style-name="T12">Baker, SR, arms slightly open, palms up ] </text:span>"<text:span text:style-name="T4">It takes two…</text:span><text:span text:style-name="T3"> </text:span><text:span text:style-name="T4">I thought one was enough</text:span>"</text:p>
      <text:p text:style-name="P2"/>
      <text:p text:style-name="P4">[ <text:span text:style-name="T12">Baker, SR, right hand makes chopping motion, palm down ] </text:span>"<text:span text:style-name="T4">It’s not true – it takes two of us</text:span><text:span text:style-name="T12">”</text:span></text:p>
      <text:p text:style-name="P4"/>
      <text:p text:style-name="P5">[ <text:span text:style-name="T12">Baker, SR, drop right, point with index finger on left hand ] </text:span>"<text:span text:style-name="T5">you came through</text:span><text:span text:style-name="T12">”</text:span></text:p>
      <text:p text:style-name="P5"/>
      <text:p text:style-name="P5">[ <text:span text:style-name="T12">Baker, SR, fist with right hand ] </text:span>"<text:span text:style-name="T5">when the journey was rough</text:span><text:span text:style-name="T12">”</text:span></text:p>
      <text:p text:style-name="P10"/>
      <text:p text:style-name="P5">[ <text:span text:style-name="T12">Baker, SR, again, point with index finger on left hand ] </text:span>"<text:span text:style-name="T5">it took you</text:span><text:span text:style-name="T12">”</text:span></text:p>
      <text:p text:style-name="P5"/>
      <text:p text:style-name="P5">[ <text:span text:style-name="T12">Baker, SR, again, bring left hand/index finger together with right hand/index finger ] </text:span>"<text:span text:style-name="T5">it took 2 of us</text:span><text:span text:style-name="T12">”</text:span></text:p>
      <text:p text:style-name="P5"/>
      <text:p text:style-name="P5">[ <text:span text:style-name="T12">Baker, SR, reach out with two arms ] </text:span>"<text:span text:style-name="T5">it takes care</text:span><text:span text:style-name="T12">”</text:span></text:p>
      <text:p text:style-name="P5"/>
      <text:p text:style-name="P5">[ <text:span text:style-name="T12">Baker, SR, lead her with one hand DSC ] </text:span>"<text:span text:style-name="T5">it takes patience</text:span><text:span text:style-name="T12">”</text:span></text:p>
      <text:p text:style-name="P5"/>
      <text:p text:style-name="P5">[ <text:span text:style-name="T12">Baker, SR, get under her right arm with left arm ] </text:span>"<text:span text:style-name="T5">and fear and</text:span><text:span text:style-name="T12">”</text:span></text:p>
      <text:p text:style-name="P5"/>
      <text:p text:style-name="P5">[ <text:span text:style-name="T12">Baker, SR, dip her!] </text:span>"<text:span text:style-name="T5">despair</text:span><text:span text:style-name="T12">”</text:span></text:p>
      <text:p text:style-name="P5"/>
      <text:p text:style-name="P5">[ <text:span text:style-name="T12">Baker, SR, lower her gently] </text:span>"<text:span text:style-name="T5">to change</text:span><text:span text:style-name="T12">”</text:span></text:p>
      <text:p text:style-name="P5"/>
      <text:p text:style-name="P5">[ <text:span text:style-name="T12">Baker, SR, raise her gently] </text:span>"<text:span text:style-name="T16">though you swear, </text:span><text:span text:style-name="T5">to change</text:span><text:span text:style-name="T12">”</text:span></text:p>
      <text:p text:style-name="P5"/>
      <text:p text:style-name="P5">[ <text:span text:style-name="T12">Baker, SR, inward roll to side-by-side cuddle position] </text:span>"<text:span text:style-name="T1">who can tell if you do?</text:span><text:span text:style-name="T16">”</text:span></text:p>
      <text:p text:style-name="P5"/>
      <text:p text:style-name="P5">[ <text:span text:style-name="T12">Baker, SR, outward roll reversing sides, Baker now SL, BW SR] </text:span>"<text:span text:style-name="T1">It takes two</text:span><text:span text:style-name="T16">”</text:span></text:p>
      <text:p text:style-name="P6">[ <text:span text:style-name="T17">Both Bakers remove outer coats to reveal matching vests] “</text:span><text:span text:style-name="T19">We’ve changed...</text:span><text:span text:style-name="T2">”</text:span></text:p>
      <text:p text:style-name="P13"><text:soft-page-break/></text:p>
      <text:p text:style-name="P6">[ <text:span text:style-name="T17"><text:s/>Bakers look at each other funny ] “</text:span><text:span text:style-name="T19">We’re strangers...</text:span><text:span text:style-name="T2">”</text:span></text:p>
      <text:p text:style-name="P13"/>
      <text:p text:style-name="P6"><text:span text:style-name="T1">[</text:span><text:span text:style-name="T10"> </text:span><text:span text:style-name="T9"><text:s/>Bakers lean forward, bow and shake hands ] “</text:span><text:span text:style-name="T19">I’m meeting you in the woods</text:span><text:span text:style-name="T9">”</text:span></text:p>
      <text:p text:style-name="P14"/>
      <text:p text:style-name="P14"/>
      <text:p text:style-name="P6"><text:span text:style-name="T1">[</text:span><text:span text:style-name="T10"> </text:span><text:span text:style-name="T9"><text:s/>Bakers suddenly face audience ] “</text:span><text:span text:style-name="T19">who minds</text:span><text:span text:style-name="T9">”</text:span></text:p>
      <text:p text:style-name="P14"/>
      <text:p text:style-name="P6"><text:span text:style-name="T1">[</text:span><text:span text:style-name="T10"> </text:span><text:span text:style-name="T9"><text:s/>Bakers brush off danger ] “</text:span><text:span text:style-name="T19">what dangers</text:span><text:span text:style-name="T9">”</text:span></text:p>
      <text:p text:style-name="P14"/>
      <text:p text:style-name="P11"><text:span text:style-name="T6">[ Both Bakers point to temple ] “</text:span><text:span text:style-name="T18">I know we’ll get past the woods</text:span><text:span text:style-name="T6"> “</text:span></text:p>
      <text:p text:style-name="P14"/>
      <text:p text:style-name="P6"><text:span text:style-name="T1">[</text:span><text:span text:style-name="T10"> </text:span><text:span text:style-name="T9"><text:s/>Bakers reach to each other, taking hands ] “</text:span><text:span text:style-name="T19">and once</text:span><text:span text:style-name="T9">”</text:span></text:p>
      <text:p text:style-name="P14"/>
      <text:p text:style-name="P11"><text:span text:style-name="T6">[ Baker pulls wife into cuddle with her in front ] “</text:span><text:span text:style-name="T18">we’re past</text:span><text:span text:style-name="T6"> “</text:span></text:p>
      <text:p text:style-name="P14"/>
      <text:p text:style-name="P11"><text:span text:style-name="T6">[ BW gently rubs imaginary expanded belly ] “</text:span><text:span text:style-name="T18">let’s hope</text:span><text:span text:style-name="T6"> “</text:span></text:p>
      <text:p text:style-name="P14"/>
      <text:p text:style-name="P11"><text:span text:style-name="T6">[ Baker holds BW hand over imaginary belly] “</text:span><text:span text:style-name="T18">the changes last</text:span><text:span text:style-name="T6"> “</text:span></text:p>
      <text:p text:style-name="P14"/>
      <text:p text:style-name="P11"><text:span text:style-name="T6">[ Baker spins BW out, who indicates woods with two hands] “</text:span><text:span text:style-name="T18">beyond woods</text:span><text:span text:style-name="T6">“</text:span></text:p>
      <text:p text:style-name="P14"/>
      <text:p text:style-name="P11"><text:span text:style-name="T6">[ </text:span><text:span text:style-name="T11">Both look up</text:span><text:span text:style-name="T6">] “</text:span><text:span text:style-name="T18">beyond witches</text:span><text:span text:style-name="T6">“</text:span></text:p>
      <text:p text:style-name="P14"/>
      <text:p text:style-name="P11"><text:span text:style-name="T6">[ </text:span><text:span text:style-name="T11">both look down and point toes up ] </text:span><text:span text:style-name="T6"><text:s/>“</text:span><text:span text:style-name="T18">and slippers”</text:span></text:p>
      <text:p text:style-name="P15"/>
      <text:p text:style-name="P12"><text:span text:style-name="T6">[ </text:span><text:span text:style-name="T11">Bakers holds up Little Red’s hood ] </text:span><text:span text:style-name="T6"><text:s/>“</text:span><text:span text:style-name="T18">and </text:span><text:span text:style-name="T20">hoods</text:span><text:span text:style-name="T18">”</text:span></text:p>
      <text:p text:style-name="P15"/>
      <text:p text:style-name="P12"><text:span text:style-name="T6">[ </text:span><text:span text:style-name="T11">grapevine and two-handed spin to trade places ] </text:span><text:span text:style-name="T6"><text:s/>“</text:span><text:span text:style-name="T20">just the two of us</text:span><text:span text:style-name="T18">”</text:span></text:p>
      <text:p text:style-name="P16"/>
      <text:p text:style-name="P12"><text:span text:style-name="T6">[ </text:span><text:span text:style-name="T11">bow heads briefly after “lies” ] </text:span><text:span text:style-name="T6"><text:s/>“</text:span><text:span text:style-name="T20">beyond lies</text:span><text:span text:style-name="T18">”</text:span></text:p>
      <text:p text:style-name="P16"/>
      <text:p text:style-name="P12"><text:span text:style-name="T6">[ </text:span><text:span text:style-name="T11">mimic wife holding baby and husband playing with baby ] </text:span><text:span text:style-name="T6"><text:s/>“</text:span><text:span text:style-name="T20">safe at home with our beautiful prize</text:span><text:span text:style-name="T18">”</text:span></text:p>
      <text:p text:style-name="P16"/>
      <text:p text:style-name="P12"><text:span text:style-name="T6">[ </text:span><text:span text:style-name="T11">touch cheeks ] </text:span><text:span text:style-name="T6"><text:s/>“</text:span><text:span text:style-name="T20">just the few of us</text:span><text:span text:style-name="T18">”</text:span></text:p>
      <text:p text:style-name="P16"/>
      <text:p text:style-name="P12"><text:span text:style-name="T6">[ </text:span><text:span text:style-name="T11">wife holds out imaginary baby with outstretched hands] </text:span><text:span text:style-name="T6"><text:s/>“</text:span><text:span text:style-name="T20">it takes trust</text:span><text:span text:style-name="T18">”</text:span></text:p>
      <text:p text:style-name="P16"/>
      <text:p text:style-name="P12"><text:span text:style-name="T6">[ </text:span><text:span text:style-name="T11">wife drops imaginary baby, baker catches it] </text:span><text:span text:style-name="T6"><text:s/>“</text:span><text:span text:style-name="T20">it takes just</text:span><text:span text:style-name="T18">”</text:span></text:p>
      <text:p text:style-name="P16"/>
      <text:p text:style-name="P12"><text:span text:style-name="T6">[ </text:span><text:span text:style-name="T11">they hold baby together ] </text:span><text:span text:style-name="T6"><text:s/>“</text:span><text:span text:style-name="T20">a bit more and we’re done</text:span><text:span text:style-name="T18">”</text:span></text:p>
      <text:p text:style-name="P16"/>
      <text:p text:style-name="P12"><text:span text:style-name="T6">[ </text:span><text:span text:style-name="T11">BW wife holds baby, Baker holds up four fingers ] </text:span><text:span text:style-name="T6"><text:s/>“</text:span><text:span text:style-name="T20">we want four</text:span><text:span text:style-name="T18">”</text:span></text:p>
      <text:p text:style-name="P16"/>
      <text:p text:style-name="P12"><text:span text:style-name="T6">[ </text:span><text:span text:style-name="T11">BW throws imaginary baby up in air, holds up left index finger ] </text:span><text:span text:style-name="T6"><text:s/>“</text:span><text:span text:style-name="T20">we need one</text:span><text:span text:style-name="T18">”</text:span></text:p>
      <text:p text:style-name="P16"/>
      <text:p text:style-name="P12"><text:span text:style-name="T6">[ </text:span><text:span text:style-name="T11">imaginary baby lands in Baker’s pocket, who taps it, and they embrace and bow] </text:span><text:span text:style-name="T6"><text:s/>“</text:span><text:span text:style-name="T20">it takes two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4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21:00:42.778506151</dc:date>
    <meta:editing-duration>PT1H9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2" meta:paragraph-count="48" meta:word-count="608" meta:character-count="3097" meta:non-whitespace-character-count="2517"/>
  </office:meta>
</office:document-meta>
</file>